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0F0000000F238C7C891601E27D.gif" manifest:media-type="image/gif"/>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style:font-face style:name="ui-monospace" svg:font-family="ui-monospace, SFMono-Regular, 'SF Mono', Menlo, Consolas, 'Liberation Mono', monospace"/>
    <style:font-face style:name="utkal" svg:font-family="utkal"/>
  </office:font-face-decls>
  <office:automatic-styles>
    <style:style style:name="P1"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069a2e" loext:opacity="100%" style:font-name="ui-monospace" fo:font-size="9.75pt" fo:letter-spacing="normal" fo:font-style="normal" fo:font-weight="normal"/>
    </style:style>
    <style:style style:name="P2"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069a2e" loext:opacity="100%" fo:letter-spacing="normal"/>
    </style:style>
    <style:style style:name="P3" style:family="paragraph" style:parent-style-name="Preformatted_20_Text">
      <style:paragraph-properties fo:text-align="start" style:justify-single-word="false"/>
      <style:text-properties fo:font-variant="normal" fo:text-transform="none" fo:color="#069a2e" loext:opacity="100%" style:font-name="Calibri" fo:font-size="11pt" fo:letter-spacing="normal" fo:language="fr" fo:country="FR" fo:font-style="normal" fo:font-weight="normal" officeooo:rsid="000a6e67" officeooo:paragraph-rsid="000a6e67" style:letter-kerning="true" style:font-name-asian="Calibri1" style:font-size-asian="11pt" style:language-asian="en" style:country-asian="US" style:font-name-complex="DejaVu Sans1" style:font-size-complex="11pt" style:language-complex="ar" style:country-complex="SA"/>
    </style:style>
    <style:style style:name="P4" style:family="paragraph" style:parent-style-name="Standard">
      <style:paragraph-properties fo:text-align="start" style:justify-single-word="false"/>
      <style:text-properties fo:font-variant="normal" fo:text-transform="none" style:use-window-font-color="true" loext:opacity="0%" style:font-name="Calibri" fo:font-size="10pt" fo:letter-spacing="normal" fo:language="fr" fo:country="FR" fo:font-style="normal" fo:font-weight="normal" officeooo:rsid="000ddad9" officeooo:paragraph-rsid="000ddad9" style:letter-kerning="true" style:font-name-asian="Calibri1" style:font-size-asian="10pt" style:language-asian="en" style:country-asian="US" style:font-name-complex="DejaVu Sans1" style:font-size-complex="10pt" style:language-complex="ar" style:country-complex="SA"/>
    </style:style>
    <style:style style:name="P5" style:family="paragraph" style:parent-style-name="Standard">
      <style:paragraph-properties fo:text-align="start" style:justify-single-word="false"/>
      <style:text-properties officeooo:rsid="000a6e67" officeooo:paragraph-rsid="000a6e67"/>
    </style:style>
    <style:style style:name="P6" style:family="paragraph" style:parent-style-name="Standard">
      <style:paragraph-properties fo:text-align="start" style:justify-single-word="false"/>
      <style:text-properties officeooo:rsid="000a6e67" officeooo:paragraph-rsid="000aa2fc"/>
    </style:style>
    <style:style style:name="P7" style:family="paragraph" style:parent-style-name="Standard">
      <style:paragraph-properties fo:text-align="center" style:justify-single-word="false"/>
      <style:text-properties fo:color="#780373" loext:opacity="100%" fo:font-weight="bold" officeooo:rsid="000a6e67" officeooo:paragraph-rsid="000a6e67" style:font-weight-asian="bold" style:font-weight-complex="bold"/>
    </style:style>
    <style:style style:name="P8" style:family="paragraph" style:parent-style-name="Standard">
      <style:paragraph-properties fo:text-align="start" style:justify-single-word="false"/>
      <style:text-properties fo:color="#780373" loext:opacity="100%" fo:font-weight="bold" officeooo:rsid="000a6e67" officeooo:paragraph-rsid="000a6e67" style:font-weight-asian="bold" style:font-weight-complex="bold"/>
    </style:style>
    <style:style style:name="P9" style:family="paragraph" style:parent-style-name="Standard">
      <style:paragraph-properties fo:text-align="start" style:justify-single-word="false"/>
      <style:text-properties fo:color="#780373" loext:opacity="100%" fo:font-weight="bold" officeooo:rsid="000b0ab1" officeooo:paragraph-rsid="000b0ab1" style:font-weight-asian="bold" style:font-weight-complex="bold"/>
    </style:style>
    <style:style style:name="P10" style:family="paragraph" style:parent-style-name="Standard">
      <style:paragraph-properties fo:text-align="center" style:justify-single-word="false"/>
      <style:text-properties fo:color="#780373" loext:opacity="100%" style:font-name="Calibri" fo:font-size="10pt" fo:language="fr" fo:country="FR" fo:font-weight="bold" officeooo:rsid="000ddad9" officeooo:paragraph-rsid="000ddad9" style:letter-kerning="true" style:font-name-asian="Calibri1" style:font-size-asian="10pt" style:language-asian="en" style:country-asian="US" style:font-weight-asian="bold" style:font-name-complex="DejaVu Sans1" style:font-size-complex="10pt" style:language-complex="ar" style:country-complex="SA" style:font-weight-complex="bold"/>
    </style:style>
    <style:style style:name="P11" style:family="paragraph" style:parent-style-name="Standard">
      <style:paragraph-properties fo:text-align="start" style:justify-single-word="false"/>
      <style:text-properties fo:color="#780373" loext:opacity="100%" fo:font-size="9pt" fo:font-style="italic" officeooo:rsid="000a6e67" officeooo:paragraph-rsid="000a6e67" style:font-size-asian="9pt" style:font-style-asian="italic" style:font-size-complex="9pt" style:font-style-complex="italic"/>
    </style:style>
    <style:style style:name="P12" style:family="paragraph" style:parent-style-name="Standard">
      <style:paragraph-properties fo:text-align="start" style:justify-single-word="false"/>
      <style:text-properties officeooo:paragraph-rsid="000aa2fc"/>
    </style:style>
    <style:style style:name="P13" style:family="paragraph" style:parent-style-name="Standard">
      <style:paragraph-properties fo:text-align="start" style:justify-single-word="false"/>
      <style:text-properties officeooo:rsid="000c0d23" officeooo:paragraph-rsid="000c0d23"/>
    </style:style>
    <style:style style:name="P14" style:family="paragraph" style:parent-style-name="Standard">
      <style:paragraph-properties fo:text-align="start" style:justify-single-word="false"/>
      <style:text-properties style:use-window-font-color="true" loext:opacity="0%" style:font-name="Calibri" fo:font-size="11pt" fo:language="fr" fo:country="FR" style:text-underline-style="solid" style:text-underline-width="auto" style:text-underline-color="font-color" officeooo:rsid="000a6e67" officeooo:paragraph-rsid="000a6e67" style:letter-kerning="true" style:font-name-asian="Calibri1" style:font-size-asian="11pt" style:language-asian="en" style:country-asian="US" style:font-name-complex="DejaVu Sans1" style:font-size-complex="11pt" style:language-complex="ar" style:country-complex="SA"/>
    </style:style>
    <style:style style:name="P15" style:family="paragraph" style:parent-style-name="Standard">
      <style:paragraph-properties fo:text-align="start" style:justify-single-word="false"/>
      <style:text-properties style:use-window-font-color="true" loext:opacity="0%" style:font-name="Calibri" fo:font-size="11pt" fo:language="fr" fo:country="FR" style:text-underline-style="solid" style:text-underline-width="auto" style:text-underline-color="font-color" officeooo:rsid="000c0d23" officeooo:paragraph-rsid="000c0d23" style:letter-kerning="true" style:font-name-asian="Calibri1" style:font-size-asian="11pt" style:language-asian="en" style:country-asian="US" style:font-name-complex="DejaVu Sans1" style:font-size-complex="11pt" style:language-complex="ar" style:country-complex="SA"/>
    </style:style>
    <style:style style:name="P16" style:family="paragraph" style:parent-style-name="Standard">
      <style:paragraph-properties fo:text-align="start" style:justify-single-word="false"/>
      <style:text-properties style:use-window-font-color="true" loext:opacity="0%" style:font-name="Calibri" fo:font-size="11pt" fo:language="fr" fo:country="FR" officeooo:rsid="000a6e67" officeooo:paragraph-rsid="000a6e67" style:letter-kerning="true" style:font-name-asian="Calibri1" style:font-size-asian="11pt" style:language-asian="en" style:country-asian="US" style:font-name-complex="DejaVu Sans1" style:font-size-complex="11pt" style:language-complex="ar" style:country-complex="SA"/>
    </style:style>
    <style:style style:name="P17" style:family="paragraph" style:parent-style-name="Standard">
      <style:paragraph-properties fo:text-align="start" style:justify-single-word="false"/>
      <style:text-properties style:use-window-font-color="true" loext:opacity="0%" style:font-name="Calibri" fo:font-size="11pt" fo:language="fr" fo:country="FR" officeooo:rsid="000aa2fc" officeooo:paragraph-rsid="000aa2fc" style:letter-kerning="true" style:font-name-asian="Calibri1" style:font-size-asian="11pt" style:language-asian="en" style:country-asian="US" style:font-name-complex="DejaVu Sans1" style:font-size-complex="11pt" style:language-complex="ar" style:country-complex="SA"/>
    </style:style>
    <style:style style:name="P18" style:family="paragraph" style:parent-style-name="Standard">
      <style:paragraph-properties fo:text-align="start" style:justify-single-word="false"/>
      <style:text-properties style:use-window-font-color="true" loext:opacity="0%" style:font-name="Calibri" fo:font-size="11pt" fo:language="fr" fo:country="FR" officeooo:rsid="000c0d23" officeooo:paragraph-rsid="000c0d23" style:letter-kerning="true" style:font-name-asian="Calibri1" style:font-size-asian="11pt" style:language-asian="en" style:country-asian="US" style:font-name-complex="DejaVu Sans1" style:font-size-complex="11pt" style:language-complex="ar" style:country-complex="SA"/>
    </style:style>
    <style:style style:name="P19" style:family="paragraph" style:parent-style-name="Standard">
      <style:paragraph-properties fo:text-align="center" style:justify-single-word="false"/>
      <style:text-properties style:use-window-font-color="true" loext:opacity="0%" style:font-name="Calibri" fo:font-size="11pt" fo:language="fr" fo:country="FR" officeooo:rsid="000c0d23" officeooo:paragraph-rsid="000c0d23" style:letter-kerning="true" style:font-name-asian="Calibri1" style:font-size-asian="11pt" style:language-asian="en" style:country-asian="US" style:font-name-complex="DejaVu Sans1" style:font-size-complex="11pt" style:language-complex="ar" style:country-complex="SA"/>
    </style:style>
    <style:style style:name="P20" style:family="paragraph" style:parent-style-name="Standard">
      <style:paragraph-properties fo:text-align="start" style:justify-single-word="false"/>
      <style:text-properties style:use-window-font-color="true" loext:opacity="0%" style:font-name="Calibri" fo:font-size="11pt" fo:language="fr" fo:country="FR" officeooo:rsid="001469d7" officeooo:paragraph-rsid="001469d7" style:letter-kerning="true" style:font-name-asian="Calibri1" style:font-size-asian="11pt" style:language-asian="en" style:country-asian="US" style:font-name-complex="DejaVu Sans1" style:font-size-complex="11pt" style:language-complex="ar" style:country-complex="SA"/>
    </style:style>
    <style:style style:name="P21" style:family="paragraph" style:parent-style-name="Standard">
      <style:paragraph-properties fo:text-align="center" style:justify-single-word="false"/>
      <style:text-properties style:use-window-font-color="true" loext:opacity="0%" style:font-name="Calibri" fo:font-size="11pt" fo:language="fr" fo:country="FR" fo:font-style="normal" officeooo:rsid="000fe663" officeooo:paragraph-rsid="000fe663" style:letter-kerning="true" style:font-name-asian="Calibri1" style:font-size-asian="11pt" style:language-asian="en" style:country-asian="US" style:font-style-asian="normal" style:font-name-complex="DejaVu Sans1" style:font-size-complex="11pt" style:language-complex="ar" style:country-complex="SA" style:font-style-complex="normal"/>
    </style:style>
    <style:style style:name="P22" style:family="paragraph" style:parent-style-name="Standard">
      <style:paragraph-properties fo:text-align="start" style:justify-single-word="false"/>
      <style:text-properties style:use-window-font-color="true" loext:opacity="0%" style:font-name="Calibri" fo:font-size="11pt" fo:language="fr" fo:country="FR" fo:font-style="normal" officeooo:rsid="00107d98" officeooo:paragraph-rsid="000fe663" style:letter-kerning="true" style:font-name-asian="Calibri1" style:font-size-asian="11pt" style:language-asian="en" style:country-asian="US" style:font-style-asian="normal" style:font-name-complex="DejaVu Sans1" style:font-size-complex="11pt" style:language-complex="ar" style:country-complex="SA" style:font-style-complex="normal"/>
    </style:style>
    <style:style style:name="P23" style:family="paragraph" style:parent-style-name="Standard">
      <style:paragraph-properties fo:text-align="start" style:justify-single-word="false"/>
      <style:text-properties style:use-window-font-color="true" loext:opacity="0%" style:font-name="Calibri" fo:font-size="10pt" fo:language="fr" fo:country="FR" officeooo:rsid="000b0ab1" officeooo:paragraph-rsid="000b0ab1" style:letter-kerning="true" style:font-name-asian="Calibri1" style:font-size-asian="10pt" style:language-asian="en" style:country-asian="US" style:font-name-complex="DejaVu Sans1" style:font-size-complex="10pt" style:language-complex="ar" style:country-complex="SA"/>
    </style:style>
    <style:style style:name="P24" style:family="paragraph" style:parent-style-name="Standard">
      <style:paragraph-properties fo:text-align="start" style:justify-single-word="false"/>
      <style:text-properties style:use-window-font-color="true" loext:opacity="0%" style:font-name="Calibri" fo:font-size="10pt" fo:language="fr" fo:country="FR" officeooo:rsid="000ddad9" officeooo:paragraph-rsid="000ddad9" style:letter-kerning="true" style:font-name-asian="Calibri1" style:font-size-asian="10pt" style:language-asian="en" style:country-asian="US" style:font-name-complex="DejaVu Sans1" style:font-size-complex="10pt" style:language-complex="ar" style:country-complex="SA"/>
    </style:style>
    <style:style style:name="P25" style:family="paragraph" style:parent-style-name="Standard">
      <style:paragraph-properties fo:text-align="start" style:justify-single-word="false"/>
      <style:text-properties style:use-window-font-color="true" loext:opacity="0%" style:font-name="Calibri" fo:font-size="10pt" fo:language="fr" fo:country="FR" style:text-underline-style="solid" style:text-underline-width="auto" style:text-underline-color="font-color" officeooo:rsid="000ddad9" officeooo:paragraph-rsid="000ddad9" style:letter-kerning="true" style:font-name-asian="Calibri1" style:font-size-asian="10pt" style:language-asian="en" style:country-asian="US" style:font-name-complex="DejaVu Sans1" style:font-size-complex="10pt" style:language-complex="ar" style:country-complex="SA"/>
    </style:style>
    <style:style style:name="P26" style:family="paragraph" style:parent-style-name="Standard">
      <style:paragraph-properties fo:text-align="start" style:justify-single-word="false"/>
      <style:text-properties style:use-window-font-color="true" loext:opacity="0%" style:font-name="Calibri" fo:font-size="10pt" fo:language="fr" fo:country="FR" fo:font-style="normal" officeooo:rsid="000ddad9" officeooo:paragraph-rsid="000ddad9"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27" style:family="paragraph" style:parent-style-name="Standard">
      <style:paragraph-properties fo:text-align="start" style:justify-single-word="false"/>
      <style:text-properties style:use-window-font-color="true" loext:opacity="0%" style:font-name="Calibri" fo:font-size="10pt" fo:language="fr" fo:country="FR" fo:font-style="normal" officeooo:rsid="000e172b" officeooo:paragraph-rsid="000ddad9"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28" style:family="paragraph" style:parent-style-name="Standard">
      <style:paragraph-properties fo:text-align="start" style:justify-single-word="false"/>
      <style:text-properties style:use-window-font-color="true" loext:opacity="0%" style:font-name="Calibri" fo:font-size="10pt" fo:language="fr" fo:country="FR" fo:font-style="normal" officeooo:rsid="000fe663" officeooo:paragraph-rsid="000fe663"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29" style:family="paragraph" style:parent-style-name="Standard">
      <style:paragraph-properties fo:text-align="start" style:justify-single-word="false"/>
      <style:text-properties style:use-window-font-color="true" loext:opacity="0%" style:font-name="Calibri" fo:font-size="10pt" fo:language="fr" fo:country="FR" fo:font-style="normal" officeooo:rsid="000fe663" officeooo:paragraph-rsid="00176d4f"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0" style:family="paragraph" style:parent-style-name="Standard">
      <style:paragraph-properties fo:text-align="start" style:justify-single-word="false"/>
      <style:text-properties style:use-window-font-color="true" loext:opacity="0%" style:font-name="Calibri" fo:font-size="10pt" fo:language="fr" fo:country="FR" fo:font-style="normal" officeooo:rsid="000fe663" officeooo:paragraph-rsid="001fb0be"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1" style:family="paragraph" style:parent-style-name="Standard">
      <style:paragraph-properties fo:text-align="start" style:justify-single-word="false"/>
      <style:text-properties style:use-window-font-color="true" loext:opacity="0%" style:font-name="Calibri" fo:font-size="10pt" fo:language="fr" fo:country="FR" fo:font-style="normal" officeooo:rsid="00176d4f" officeooo:paragraph-rsid="00176d4f"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2" style:family="paragraph" style:parent-style-name="Standard">
      <style:paragraph-properties fo:text-align="start" style:justify-single-word="false"/>
      <style:text-properties style:use-window-font-color="true" loext:opacity="0%" style:font-name="Calibri" fo:font-size="10pt" fo:language="fr" fo:country="FR" fo:font-style="normal" officeooo:rsid="00178549" officeooo:paragraph-rsid="00178549"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3" style:family="paragraph" style:parent-style-name="Standard">
      <style:paragraph-properties fo:text-align="start" style:justify-single-word="false"/>
      <style:text-properties style:use-window-font-color="true" loext:opacity="0%" style:font-name="Calibri" fo:font-size="10pt" fo:language="fr" fo:country="FR" fo:font-style="normal" officeooo:rsid="00188915" officeooo:paragraph-rsid="00188915"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4" style:family="paragraph" style:parent-style-name="Standard">
      <style:paragraph-properties fo:text-align="start" style:justify-single-word="false"/>
      <style:text-properties style:use-window-font-color="true" loext:opacity="0%" style:font-name="Calibri" fo:font-size="10pt" fo:language="fr" fo:country="FR" fo:font-style="normal" officeooo:rsid="00188915" officeooo:paragraph-rsid="001b976d"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5" style:family="paragraph" style:parent-style-name="Standard">
      <style:paragraph-properties fo:text-align="start" style:justify-single-word="false"/>
      <style:text-properties style:use-window-font-color="true" loext:opacity="0%" style:font-name="Calibri" fo:font-size="10pt" fo:language="fr" fo:country="FR" fo:font-style="normal" officeooo:rsid="00198168" officeooo:paragraph-rsid="001afe78"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6" style:family="paragraph" style:parent-style-name="Standard">
      <style:paragraph-properties fo:text-align="start" style:justify-single-word="false"/>
      <style:text-properties style:use-window-font-color="true" loext:opacity="0%" style:font-name="Calibri" fo:font-size="10pt" fo:language="fr" fo:country="FR" fo:font-style="normal" officeooo:rsid="00198168" officeooo:paragraph-rsid="001fb0be"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7" style:family="paragraph" style:parent-style-name="Standard">
      <style:paragraph-properties fo:text-align="start" style:justify-single-word="false"/>
      <style:text-properties style:use-window-font-color="true" loext:opacity="0%" style:font-name="Calibri" fo:font-size="10pt" fo:language="fr" fo:country="FR" fo:font-style="normal" officeooo:rsid="00198168" officeooo:paragraph-rsid="0020939a"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8" style:family="paragraph" style:parent-style-name="Standard">
      <style:paragraph-properties fo:text-align="start" style:justify-single-word="false"/>
      <style:text-properties style:use-window-font-color="true" loext:opacity="0%" style:font-name="Calibri" fo:font-size="10pt" fo:language="fr" fo:country="FR" fo:font-style="normal" officeooo:rsid="001b976d" officeooo:paragraph-rsid="001b976d"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39" style:family="paragraph" style:parent-style-name="Standard">
      <style:paragraph-properties fo:text-align="start" style:justify-single-word="false"/>
      <style:text-properties style:use-window-font-color="true" loext:opacity="0%" style:font-name="Calibri" fo:font-size="10pt" fo:language="fr" fo:country="FR" fo:font-style="normal" officeooo:rsid="001fb0be" officeooo:paragraph-rsid="001fb0be"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40" style:family="paragraph" style:parent-style-name="Standard">
      <style:paragraph-properties fo:text-align="start" style:justify-single-word="false"/>
      <style:text-properties style:use-window-font-color="true" loext:opacity="0%" style:font-name="Calibri" fo:font-size="10pt" fo:language="fr" fo:country="FR" fo:font-style="normal" officeooo:rsid="001fb0be" officeooo:paragraph-rsid="0020939a"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41" style:family="paragraph" style:parent-style-name="Standard">
      <style:paragraph-properties fo:text-align="start" style:justify-single-word="false"/>
      <style:text-properties style:use-window-font-color="true" loext:opacity="0%" style:font-name="Calibri" fo:font-size="10pt" fo:language="fr" fo:country="FR" fo:font-style="normal" officeooo:rsid="0020939a" officeooo:paragraph-rsid="0020939a"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42" style:family="paragraph" style:parent-style-name="Standard">
      <style:paragraph-properties fo:text-align="start" style:justify-single-word="false"/>
      <style:text-properties style:use-window-font-color="true" loext:opacity="0%" style:font-name="Calibri" fo:font-size="10pt" fo:language="fr" fo:country="FR" fo:font-style="normal" officeooo:rsid="001afe78" officeooo:paragraph-rsid="001afe78" style:letter-kerning="true" style:font-name-asian="Calibri1" style:font-size-asian="10pt" style:language-asian="en" style:country-asian="US" style:font-style-asian="normal" style:font-name-complex="utkal" style:font-size-complex="10pt" style:language-complex="ar" style:country-complex="SA" style:font-style-complex="normal"/>
    </style:style>
    <style:style style:name="P43" style:family="paragraph" style:parent-style-name="Standard">
      <style:paragraph-properties fo:text-align="start" style:justify-single-word="false"/>
      <style:text-properties style:use-window-font-color="true" loext:opacity="0%" style:font-name="Calibri" fo:font-size="10pt" fo:language="fr" fo:country="FR" fo:font-style="normal" officeooo:rsid="001b976d" officeooo:paragraph-rsid="001fb0be" style:letter-kerning="true" style:font-name-asian="Calibri1" style:font-size-asian="10pt" style:language-asian="en" style:country-asian="US" style:font-style-asian="normal" style:font-name-complex="utkal" style:font-size-complex="10pt" style:language-complex="ar" style:country-complex="SA" style:font-style-complex="normal"/>
    </style:style>
    <style:style style:name="P44" style:family="paragraph" style:parent-style-name="Standard">
      <style:paragraph-properties fo:text-align="start" style:justify-single-word="false"/>
      <style:text-properties style:use-window-font-color="true" loext:opacity="0%" style:font-name="Calibri" fo:font-size="10pt" fo:language="fr" fo:country="FR" fo:font-style="normal" officeooo:rsid="001b976d" officeooo:paragraph-rsid="0020939a" style:letter-kerning="true" style:font-name-asian="Calibri1" style:font-size-asian="10pt" style:language-asian="en" style:country-asian="US" style:font-style-asian="normal" style:font-name-complex="utkal" style:font-size-complex="10pt" style:language-complex="ar" style:country-complex="SA" style:font-style-complex="normal"/>
    </style:style>
    <style:style style:name="P45" style:family="paragraph" style:parent-style-name="Standard">
      <style:paragraph-properties fo:text-align="start" style:justify-single-word="false"/>
      <style:text-properties style:use-window-font-color="true" loext:opacity="0%" style:font-name="Calibri" fo:font-size="10pt" fo:language="fr" fo:country="FR" fo:font-style="normal" style:text-underline-style="solid" style:text-underline-width="auto" style:text-underline-color="font-color" officeooo:rsid="000e172b" officeooo:paragraph-rsid="000e172b"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46" style:family="paragraph" style:parent-style-name="Standard">
      <style:paragraph-properties fo:text-align="start" style:justify-single-word="false"/>
      <style:text-properties style:use-window-font-color="true" loext:opacity="0%" style:font-name="Calibri" fo:font-size="10pt" fo:language="fr" fo:country="FR" fo:font-style="normal" style:text-underline-style="solid" style:text-underline-width="auto" style:text-underline-color="font-color" officeooo:rsid="00176d4f" officeooo:paragraph-rsid="00176d4f"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47" style:family="paragraph" style:parent-style-name="Standard">
      <style:paragraph-properties fo:text-align="start" style:justify-single-word="false"/>
      <style:text-properties style:use-window-font-color="true" loext:opacity="0%" style:font-name="Calibri" fo:font-size="9pt" fo:language="fr" fo:country="FR" fo:font-style="italic" officeooo:rsid="00107d98" officeooo:paragraph-rsid="00107d98" style:letter-kerning="true" style:font-name-asian="Calibri1" style:font-size-asian="9pt" style:language-asian="en" style:country-asian="US" style:font-style-asian="italic" style:font-name-complex="DejaVu Sans1" style:font-size-complex="9pt" style:language-complex="ar" style:country-complex="SA" style:font-style-complex="italic"/>
    </style:style>
    <style:style style:name="P48" style:family="paragraph" style:parent-style-name="Standard">
      <style:paragraph-properties fo:text-align="center" style:justify-single-word="false"/>
      <style:text-properties fo:color="#5b277d" loext:opacity="100%" style:font-name="Calibri" fo:font-size="11pt" fo:language="fr" fo:country="FR" fo:font-style="normal" fo:font-weight="bold" officeooo:rsid="000fe663" officeooo:paragraph-rsid="000fe663" style:letter-kerning="true" style:font-name-asian="Calibri1" style:font-size-asian="11pt" style:language-asian="en" style:country-asian="US" style:font-style-asian="normal" style:font-weight-asian="bold" style:font-name-complex="DejaVu Sans1" style:font-size-complex="11pt" style:language-complex="ar" style:country-complex="SA" style:font-style-complex="normal" style:font-weight-complex="bold"/>
    </style:style>
    <style:style style:name="P49" style:family="paragraph" style:parent-style-name="Standard">
      <style:paragraph-properties fo:text-align="start" style:justify-single-word="false"/>
      <style:text-properties fo:color="#666666" loext:opacity="100%" fo:font-size="10pt" fo:font-style="italic" officeooo:rsid="000a6e67" officeooo:paragraph-rsid="000a6e67" style:font-size-asian="10pt" style:font-style-asian="italic" style:font-size-complex="10pt" style:font-style-complex="italic"/>
    </style:style>
    <style:style style:name="P50" style:family="paragraph" style:parent-style-name="Standard">
      <style:paragraph-properties fo:text-align="start" style:justify-single-word="false"/>
      <style:text-properties fo:color="#666666" loext:opacity="100%" style:font-name="Calibri" fo:font-size="10pt" fo:language="fr" fo:country="FR" fo:font-style="italic" officeooo:rsid="00176d4f" officeooo:paragraph-rsid="00176d4f" style:letter-kerning="true" style:font-name-asian="Calibri1" style:font-size-asian="10pt" style:language-asian="en" style:country-asian="US" style:font-style-asian="italic" style:font-name-complex="DejaVu Sans1" style:font-size-complex="10pt" style:language-complex="ar" style:country-complex="SA" style:font-style-complex="italic"/>
    </style:style>
    <style:style style:name="P51" style:family="paragraph" style:parent-style-name="Standard">
      <style:paragraph-properties fo:text-align="start" style:justify-single-word="false"/>
      <style:text-properties fo:font-size="10pt" officeooo:paragraph-rsid="000ddad9" style:font-size-asian="10pt" style:font-size-complex="10pt"/>
    </style:style>
    <style:style style:name="P52" style:family="paragraph" style:parent-style-name="Standard">
      <style:paragraph-properties fo:text-align="start" style:justify-single-word="false"/>
      <style:text-properties fo:font-size="10pt" officeooo:rsid="000ddad9" officeooo:paragraph-rsid="000ddad9" style:font-size-asian="10pt" style:font-size-complex="10pt"/>
    </style:style>
    <style:style style:name="P53" style:family="paragraph" style:parent-style-name="Standard">
      <style:paragraph-properties fo:text-align="start" style:justify-single-word="false"/>
      <style:text-properties fo:color="#808080" loext:opacity="100%" style:font-name="Calibri" fo:font-size="10pt" fo:language="fr" fo:country="FR" fo:font-style="normal" officeooo:rsid="00178549" officeooo:paragraph-rsid="00178549"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54" style:family="paragraph" style:parent-style-name="Standard">
      <style:paragraph-properties fo:text-align="start" style:justify-single-word="false"/>
      <style:text-properties fo:color="#808080" loext:opacity="100%" style:font-name="Calibri" fo:font-size="10pt" fo:language="fr" fo:country="FR" fo:font-style="italic" officeooo:rsid="000fe663" officeooo:paragraph-rsid="00176d4f" style:letter-kerning="true" style:font-name-asian="Calibri1" style:font-size-asian="10pt" style:language-asian="en" style:country-asian="US" style:font-style-asian="italic" style:font-name-complex="DejaVu Sans1" style:font-size-complex="10pt" style:language-complex="ar" style:country-complex="SA" style:font-style-complex="italic"/>
    </style:style>
    <style:style style:name="P55" style:family="paragraph" style:parent-style-name="Standard">
      <style:paragraph-properties fo:text-align="start" style:justify-single-word="false"/>
      <style:text-properties fo:color="#808080" loext:opacity="100%" style:font-name="Calibri" fo:font-size="10pt" fo:language="fr" fo:country="FR" fo:font-style="italic" officeooo:rsid="001b976d" officeooo:paragraph-rsid="001afe78" style:letter-kerning="true" style:font-name-asian="Calibri1" style:font-size-asian="10pt" style:language-asian="en" style:country-asian="US" style:font-style-asian="italic" style:font-name-complex="utkal" style:font-size-complex="10pt" style:language-complex="ar" style:country-complex="SA" style:font-style-complex="italic"/>
    </style:style>
    <style:style style:name="P56" style:family="paragraph" style:parent-style-name="Standard">
      <style:paragraph-properties fo:text-align="start" style:justify-single-word="false"/>
      <style:text-properties fo:color="#3465a4" loext:opacity="100%" style:font-name="Calibri" fo:font-size="10pt" fo:language="fr" fo:country="FR" fo:font-style="normal" officeooo:rsid="00188915" officeooo:paragraph-rsid="00188915"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57" style:family="paragraph" style:parent-style-name="Standard">
      <style:paragraph-properties fo:text-align="start" style:justify-single-word="false"/>
      <style:text-properties fo:color="#000000" loext:opacity="100%" style:font-name="Calibri" fo:font-size="10pt" fo:language="fr" fo:country="FR" fo:font-style="normal" officeooo:rsid="001fb0be" officeooo:paragraph-rsid="001fb0be" style:letter-kerning="true" style:font-name-asian="Calibri1" style:font-size-asian="10pt" style:language-asian="en" style:country-asian="US" style:font-style-asian="normal" style:font-name-complex="utkal" style:font-size-complex="10pt" style:language-complex="ar" style:country-complex="SA" style:font-style-complex="normal"/>
    </style:style>
    <style:style style:name="P58" style:family="paragraph" style:parent-style-name="Standard">
      <style:paragraph-properties fo:text-align="start" style:justify-single-word="false"/>
      <style:text-properties fo:color="#000000" loext:opacity="100%" style:font-name="Calibri" fo:font-size="10pt" fo:language="fr" fo:country="FR" fo:font-style="normal" officeooo:rsid="0020939a" officeooo:paragraph-rsid="0020939a"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59" style:family="paragraph" style:parent-style-name="Standard" style:list-style-name="L1">
      <style:paragraph-properties fo:text-align="start" style:justify-single-word="false"/>
      <style:text-properties style:use-window-font-color="true" loext:opacity="0%" style:font-name="Calibri" fo:font-size="10pt" fo:language="fr" fo:country="FR" officeooo:rsid="000b0ab1" officeooo:paragraph-rsid="000b0ab1" style:letter-kerning="true" style:font-name-asian="Calibri1" style:font-size-asian="10pt" style:language-asian="en" style:country-asian="US" style:font-name-complex="DejaVu Sans1" style:font-size-complex="10pt" style:language-complex="ar" style:country-complex="SA"/>
    </style:style>
    <style:style style:name="P60" style:family="paragraph" style:parent-style-name="Standard" style:list-style-name="L2">
      <style:paragraph-properties fo:text-align="start" style:justify-single-word="false"/>
      <style:text-properties style:use-window-font-color="true" loext:opacity="0%" style:font-name="Calibri" fo:font-size="10pt" fo:language="fr" fo:country="FR" officeooo:rsid="000b0ab1" officeooo:paragraph-rsid="000b0ab1" style:letter-kerning="true" style:font-name-asian="Calibri1" style:font-size-asian="10pt" style:language-asian="en" style:country-asian="US" style:font-name-complex="DejaVu Sans1" style:font-size-complex="10pt" style:language-complex="ar" style:country-complex="SA"/>
    </style:style>
    <style:style style:name="P61" style:family="paragraph" style:parent-style-name="Standard" style:list-style-name="L3">
      <style:paragraph-properties fo:text-align="start" style:justify-single-word="false"/>
      <style:text-properties style:use-window-font-color="true" loext:opacity="0%" style:font-name="Calibri" fo:font-size="10pt" fo:language="fr" fo:country="FR" fo:font-style="normal" officeooo:rsid="000fe663" officeooo:paragraph-rsid="00176d4f"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62" style:family="paragraph" style:parent-style-name="Standard" style:list-style-name="L3">
      <style:paragraph-properties fo:text-align="start" style:justify-single-word="false"/>
      <style:text-properties style:use-window-font-color="true" loext:opacity="0%" style:font-name="Calibri" fo:font-size="10pt" fo:language="fr" fo:country="FR" fo:font-style="normal" officeooo:rsid="00107d98" officeooo:paragraph-rsid="00176d4f"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63" style:family="paragraph" style:parent-style-name="Standard" style:list-style-name="L3">
      <style:paragraph-properties fo:text-align="start" style:justify-single-word="false"/>
      <style:text-properties style:use-window-font-color="true" loext:opacity="0%" style:font-name="Calibri" fo:font-size="10pt" fo:language="fr" fo:country="FR" fo:font-style="normal" officeooo:rsid="00176d4f" officeooo:paragraph-rsid="00176d4f"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64" style:family="paragraph" style:parent-style-name="Standard">
      <style:paragraph-properties fo:text-align="start" style:justify-single-word="false"/>
      <style:text-properties style:use-window-font-color="true" loext:opacity="0%" style:font-name="Calibri" fo:font-size="14pt" fo:language="fr" fo:country="FR" fo:font-style="normal" fo:font-weight="bold" officeooo:rsid="001fb0be" officeooo:paragraph-rsid="001fb0be" style:letter-kerning="true" style:font-name-asian="Calibri1" style:font-size-asian="14pt" style:language-asian="en" style:country-asian="US" style:font-style-asian="normal" style:font-weight-asian="bold" style:font-name-complex="DejaVu Sans1" style:font-size-complex="14pt" style:language-complex="ar" style:country-complex="SA" style:font-style-complex="normal" style:font-weight-complex="bold"/>
    </style:style>
    <style:style style:name="P65" style:family="paragraph" style:parent-style-name="Standard" style:list-style-name="L2">
      <style:paragraph-properties fo:text-align="start" style:justify-single-word="false"/>
      <style:text-properties fo:font-size="10pt" officeooo:rsid="000b0ab1" officeooo:paragraph-rsid="000b0ab1" style:font-size-asian="10pt" style:font-size-complex="10pt"/>
    </style:style>
    <style:style style:name="P66" style:family="paragraph" style:parent-style-name="Standard" style:list-style-name="L2">
      <style:paragraph-properties fo:text-align="start" style:justify-single-word="false"/>
      <style:text-properties officeooo:rsid="000b0ab1" officeooo:paragraph-rsid="000b0ab1"/>
    </style:style>
    <style:style style:name="P67" style:family="paragraph" style:parent-style-name="Standard">
      <style:paragraph-properties fo:text-align="start" style:justify-single-word="false"/>
      <style:text-properties fo:color="#000000" loext:opacity="100%" style:font-name="Calibri" fo:font-size="10pt" fo:language="fr" fo:country="FR" fo:font-style="normal" officeooo:rsid="0020939a" officeooo:paragraph-rsid="0020939a" style:letter-kerning="true" style:font-name-asian="Calibri1" style:font-size-asian="10pt" style:language-asian="en" style:country-asian="US" style:font-style-asian="normal" style:font-name-complex="DejaVu Sans1" style:font-size-complex="10pt" style:language-complex="ar" style:country-complex="SA" style:font-style-complex="normal"/>
    </style:style>
    <style:style style:name="P68" style:family="paragraph" style:parent-style-name="Standard" style:list-style-name="L4">
      <style:paragraph-properties fo:text-align="start" style:justify-single-word="false"/>
      <style:text-properties fo:color="#808080" loext:opacity="100%" style:font-name="Calibri" fo:font-size="10pt" fo:language="fr" fo:country="FR" fo:font-style="italic" officeooo:rsid="00176d4f" officeooo:paragraph-rsid="00176d4f" style:letter-kerning="true" style:font-name-asian="Calibri1" style:font-size-asian="10pt" style:language-asian="en" style:country-asian="US" style:font-style-asian="italic" style:font-name-complex="DejaVu Sans1" style:font-size-complex="10pt" style:language-complex="ar" style:country-complex="SA" style:font-style-complex="italic"/>
    </style:style>
    <style:style style:name="P69" style:family="paragraph" style:parent-style-name="Standard" style:list-style-name="L4">
      <style:paragraph-properties fo:text-align="start" style:justify-single-word="false"/>
      <style:text-properties fo:color="#808080" loext:opacity="100%" style:font-name="Calibri" fo:font-size="10pt" fo:language="fr" fo:country="FR" fo:font-style="italic" officeooo:rsid="000fe663" officeooo:paragraph-rsid="00198168" style:letter-kerning="true" style:font-name-asian="Calibri1" style:font-size-asian="10pt" style:language-asian="en" style:country-asian="US" style:font-style-asian="italic" style:font-name-complex="DejaVu Sans1" style:font-size-complex="10pt" style:language-complex="ar" style:country-complex="SA" style:font-style-complex="italic"/>
    </style:style>
    <style:style style:name="T1" style:family="text">
      <style:text-properties style:use-window-font-color="true" loext:opacity="0%" style:font-name="Calibri" fo:font-size="11pt" fo:language="fr" fo:country="FR" style:letter-kerning="true" style:font-name-asian="Calibri1" style:font-size-asian="11pt" style:language-asian="en" style:country-asian="US" style:font-name-complex="DejaVu Sans1" style:font-size-complex="11pt" style:language-complex="ar" style:country-complex="SA"/>
    </style:style>
    <style:style style:name="T2" style:family="text">
      <style:text-properties style:use-window-font-color="true" loext:opacity="0%" style:font-name="Calibri" fo:font-size="11pt" fo:language="fr" fo:country="FR" officeooo:rsid="000aa2fc" style:letter-kerning="true" style:font-name-asian="Calibri1" style:font-size-asian="11pt" style:language-asian="en" style:country-asian="US" style:font-name-complex="DejaVu Sans1" style:font-size-complex="11pt" style:language-complex="ar" style:country-complex="SA"/>
    </style:style>
    <style:style style:name="T3" style:family="text">
      <style:text-properties style:use-window-font-color="true" loext:opacity="0%" style:font-name="Calibri" fo:font-size="11pt" fo:language="fr" fo:country="FR" officeooo:rsid="000b0ab1" style:letter-kerning="true" style:font-name-asian="Calibri1" style:font-size-asian="11pt" style:language-asian="en" style:country-asian="US" style:font-name-complex="DejaVu Sans1" style:font-size-complex="11pt" style:language-complex="ar" style:country-complex="SA"/>
    </style:style>
    <style:style style:name="T4" style:family="text">
      <style:text-properties style:use-window-font-color="true" loext:opacity="0%" style:font-name="Calibri" fo:font-size="11pt" fo:language="fr" fo:country="FR" officeooo:rsid="000c0d23" style:letter-kerning="true" style:font-name-asian="Calibri1" style:font-size-asian="11pt" style:language-asian="en" style:country-asian="US" style:font-name-complex="DejaVu Sans1" style:font-size-complex="11pt" style:language-complex="ar" style:country-complex="SA"/>
    </style:style>
    <style:style style:name="T5" style:family="text">
      <style:text-properties style:use-window-font-color="true" loext:opacity="0%" style:font-name="Calibri" fo:font-size="9pt" fo:language="fr" fo:country="FR" officeooo:rsid="000aa2fc" style:letter-kerning="true" style:font-name-asian="Calibri1" style:font-size-asian="9pt" style:language-asian="en" style:country-asian="US" style:font-name-complex="DejaVu Sans1" style:font-size-complex="9pt" style:language-complex="ar" style:country-complex="SA"/>
    </style:style>
    <style:style style:name="T6" style:family="text">
      <style:text-properties style:use-window-font-color="true" loext:opacity="0%" style:font-name="Calibri" fo:font-size="9pt" fo:language="fr" fo:country="FR" fo:font-style="italic" officeooo:rsid="000c0d23" style:letter-kerning="true" style:font-name-asian="Calibri1" style:font-size-asian="9pt" style:language-asian="en" style:country-asian="US" style:font-style-asian="italic" style:font-name-complex="DejaVu Sans1" style:font-size-complex="9pt" style:language-complex="ar" style:country-complex="SA" style:font-style-complex="italic"/>
    </style:style>
    <style:style style:name="T7" style:family="text">
      <style:text-properties style:use-window-font-color="true" loext:opacity="0%" style:font-name="Calibri" fo:font-size="9pt" fo:language="fr" fo:country="FR" fo:font-style="italic" officeooo:rsid="000ddad9" style:letter-kerning="true" style:font-name-asian="Calibri1" style:font-size-asian="9pt" style:language-asian="en" style:country-asian="US" style:font-style-asian="italic" style:font-name-complex="DejaVu Sans1" style:font-size-complex="9pt" style:language-complex="ar" style:country-complex="SA" style:font-style-complex="italic"/>
    </style:style>
    <style:style style:name="T8" style:family="text">
      <style:text-properties style:use-window-font-color="true" loext:opacity="0%" style:font-name="Calibri" fo:language="fr" fo:country="FR" style:letter-kerning="true" style:font-name-asian="Calibri1" style:language-asian="en" style:country-asian="US" style:font-name-complex="DejaVu Sans1" style:language-complex="ar" style:country-complex="SA"/>
    </style:style>
    <style:style style:name="T9" style:family="text">
      <style:text-properties style:use-window-font-color="true" loext:opacity="0%" style:font-name="Calibri" fo:language="fr" fo:country="FR" officeooo:rsid="000ddad9" style:letter-kerning="true" style:font-name-asian="Calibri1" style:language-asian="en" style:country-asian="US" style:font-name-complex="DejaVu Sans1" style:language-complex="ar" style:country-complex="SA"/>
    </style:style>
    <style:style style:name="T10" style:family="text">
      <style:text-properties style:use-window-font-color="true" loext:opacity="0%" style:font-name="Calibri" fo:language="fr" fo:country="FR" fo:font-style="italic" style:letter-kerning="true" style:font-name-asian="Calibri1" style:language-asian="en" style:country-asian="US" style:font-style-asian="italic" style:font-name-complex="DejaVu Sans1" style:language-complex="ar" style:country-complex="SA" style:font-style-complex="italic"/>
    </style:style>
    <style:style style:name="T11" style:family="text">
      <style:text-properties style:use-window-font-color="true" loext:opacity="0%" style:font-name="Calibri" fo:language="fr" fo:country="FR" fo:font-style="normal" style:letter-kerning="true" style:font-name-asian="Calibri1" style:language-asian="en" style:country-asian="US" style:font-style-asian="normal" style:font-name-complex="DejaVu Sans1" style:language-complex="ar" style:country-complex="SA" style:font-style-complex="normal"/>
    </style:style>
    <style:style style:name="T12" style:family="text">
      <style:text-properties style:use-window-font-color="true" loext:opacity="0%" style:font-name="Calibri" fo:language="fr" fo:country="FR" fo:font-style="normal" officeooo:rsid="000e172b" style:letter-kerning="true" style:font-name-asian="Calibri1" style:language-asian="en" style:country-asian="US" style:font-style-asian="normal" style:font-name-complex="DejaVu Sans1" style:language-complex="ar" style:country-complex="SA" style:font-style-complex="normal"/>
    </style:style>
    <style:style style:name="T13" style:family="text">
      <style:text-properties style:use-window-font-color="true" loext:opacity="0%" style:font-name="Calibri" fo:font-size="10pt" fo:language="fr" fo:country="FR" style:letter-kerning="true" style:font-name-asian="Calibri1" style:font-size-asian="10pt" style:language-asian="en" style:country-asian="US" style:font-name-complex="DejaVu Sans1" style:font-size-complex="10pt" style:language-complex="ar" style:country-complex="SA"/>
    </style:style>
    <style:style style:name="T14" style:family="text">
      <style:text-properties style:use-window-font-color="true" loext:opacity="0%" style:font-name="Calibri" fo:font-size="10pt" fo:language="fr" fo:country="FR" officeooo:rsid="000c0d23" style:letter-kerning="true" style:font-name-asian="Calibri1" style:font-size-asian="10pt" style:language-asian="en" style:country-asian="US" style:font-name-complex="DejaVu Sans1" style:font-size-complex="10pt" style:language-complex="ar" style:country-complex="SA"/>
    </style:style>
    <style:style style:name="T15" style:family="text">
      <style:text-properties style:font-name="ui-monospace" fo:font-size="9.75pt" fo:font-style="normal" fo:font-weight="normal"/>
    </style:style>
    <style:style style:name="T16" style:family="text">
      <style:text-properties fo:color="#069a2e" loext:opacity="100%" style:font-name="Calibri" fo:font-size="11pt" fo:language="fr" fo:country="FR" style:letter-kerning="true" style:font-name-asian="Calibri1" style:font-size-asian="11pt" style:language-asian="en" style:country-asian="US" style:font-name-complex="DejaVu Sans1" style:font-size-complex="11pt" style:language-complex="ar" style:country-complex="SA"/>
    </style:style>
    <style:style style:name="T17" style:family="text">
      <style:text-properties fo:color="#069a2e" loext:opacity="100%" style:font-name="Calibri" fo:font-size="11pt" fo:language="fr" fo:country="FR" officeooo:rsid="000aa2fc" style:letter-kerning="true" style:font-name-asian="Calibri1" style:font-size-asian="11pt" style:language-asian="en" style:country-asian="US" style:font-name-complex="DejaVu Sans1" style:font-size-complex="11pt" style:language-complex="ar" style:country-complex="SA"/>
    </style:style>
    <style:style style:name="T18" style:family="text">
      <style:text-properties style:font-name="Calibri" fo:font-size="11pt" fo:language="fr" fo:country="FR" style:letter-kerning="true" style:font-name-asian="Calibri1" style:font-size-asian="11pt" style:language-asian="en" style:country-asian="US" style:font-name-complex="DejaVu Sans1" style:font-size-complex="11pt" style:language-complex="ar" style:country-complex="SA"/>
    </style:style>
    <style:style style:name="T19" style:family="text">
      <style:text-properties style:font-name="Calibri" fo:font-size="11pt" fo:language="fr" fo:country="FR" officeooo:rsid="000c0d23" style:letter-kerning="true" style:font-name-asian="Calibri1" style:font-size-asian="11pt" style:language-asian="en" style:country-asian="US" style:font-name-complex="DejaVu Sans1" style:font-size-complex="11pt" style:language-complex="ar" style:country-complex="SA"/>
    </style:style>
    <style:style style:name="T20" style:family="text">
      <style:text-properties style:font-name="Calibri" fo:language="fr" fo:country="FR" style:letter-kerning="true" style:font-name-asian="Calibri1" style:language-asian="en" style:country-asian="US" style:font-name-complex="DejaVu Sans1" style:language-complex="ar" style:country-complex="SA"/>
    </style:style>
    <style:style style:name="T21" style:family="text">
      <style:text-properties style:font-name="Calibri" fo:language="fr" fo:country="FR" officeooo:rsid="000aa2fc" style:letter-kerning="true" style:font-name-asian="Calibri1" style:language-asian="en" style:country-asian="US" style:font-name-complex="DejaVu Sans1" style:language-complex="ar" style:country-complex="SA"/>
    </style:style>
    <style:style style:name="T22" style:family="text">
      <style:text-properties fo:color="#780373" loext:opacity="100%" style:font-name="Calibri" fo:font-size="11pt" fo:language="fr" fo:country="FR" style:letter-kerning="true" style:font-name-asian="Calibri1" style:font-size-asian="11pt" style:language-asian="en" style:country-asian="US" style:font-name-complex="DejaVu Sans1" style:font-size-complex="11pt" style:language-complex="ar" style:country-complex="SA"/>
    </style:style>
    <style:style style:name="T23" style:family="text">
      <style:text-properties fo:color="#780373" loext:opacity="100%" style:font-name="ui-monospace" fo:font-size="9.75pt" fo:font-style="normal" fo:font-weight="normal" officeooo:rsid="000a6e67"/>
    </style:style>
    <style:style style:name="T24" style:family="text">
      <style:text-properties fo:color="#000000" loext:opacity="100%"/>
    </style:style>
    <style:style style:name="T25" style:family="text">
      <style:text-properties fo:color="#000000" loext:opacity="100%" style:font-name="Calibri" fo:font-size="11pt" fo:language="fr" fo:country="FR" officeooo:rsid="000aa2fc" style:letter-kerning="true" style:font-name-asian="Calibri1" style:font-size-asian="11pt" style:language-asian="en" style:country-asian="US" style:font-name-complex="DejaVu Sans1" style:font-size-complex="11pt" style:language-complex="ar" style:country-complex="SA"/>
    </style:style>
    <style:style style:name="T26" style:family="text">
      <style:text-properties fo:color="#000000" loext:opacity="100%" style:font-name="DejaVu Sans" fo:font-size="9pt" fo:font-style="italic" officeooo:rsid="001afe78" style:font-name-asian="DejaVu Sans" style:font-size-asian="9pt" style:font-style-asian="italic" style:font-name-complex="DejaVu Sans" style:font-size-complex="9pt" style:font-style-complex="italic"/>
    </style:style>
    <style:style style:name="T27" style:family="text">
      <style:text-properties fo:color="#000000" loext:opacity="100%" officeooo:rsid="001fb0be"/>
    </style:style>
    <style:style style:name="T28" style:family="text">
      <style:text-properties fo:color="#000000" loext:opacity="100%" officeooo:rsid="0020939a"/>
    </style:style>
    <style:style style:name="T29" style:family="text">
      <style:text-properties fo:color="#000000" loext:opacity="100%" officeooo:rsid="001afe78"/>
    </style:style>
    <style:style style:name="T30" style:family="text">
      <style:text-properties fo:color="#000000" loext:opacity="100%" officeooo:rsid="00227ca3"/>
    </style:style>
    <style:style style:name="T31" style:family="text">
      <style:text-properties fo:font-variant="normal" fo:text-transform="none" style:use-window-font-color="true" loext:opacity="0%" style:font-name="Calibri" fo:letter-spacing="normal" fo:language="fr" fo:country="FR" fo:font-style="normal" fo:font-weight="normal" officeooo:rsid="000ddad9" style:letter-kerning="true" style:font-name-asian="Calibri1" style:language-asian="en" style:country-asian="US" style:font-name-complex="DejaVu Sans1" style:language-complex="ar" style:country-complex="SA"/>
    </style:style>
    <style:style style:name="T32" style:family="text">
      <style:text-properties officeooo:rsid="00107d98"/>
    </style:style>
    <style:style style:name="T33" style:family="text">
      <style:text-properties officeooo:rsid="00118ee0"/>
    </style:style>
    <style:style style:name="T34" style:family="text">
      <style:text-properties officeooo:rsid="00176d4f"/>
    </style:style>
    <style:style style:name="T35" style:family="text">
      <style:text-properties officeooo:rsid="00178549"/>
    </style:style>
    <style:style style:name="T36" style:family="text">
      <style:text-properties fo:color="#808080" loext:opacity="100%"/>
    </style:style>
    <style:style style:name="T37" style:family="text">
      <style:text-properties fo:color="#808080" loext:opacity="100%" style:font-name="utkal" fo:font-size="8pt" fo:font-style="italic" officeooo:rsid="00198168" style:font-name-asian="utkal" style:font-size-asian="8pt" style:font-style-asian="italic" style:font-name-complex="utkal" style:font-size-complex="8pt" style:font-style-complex="italic"/>
    </style:style>
    <style:style style:name="T38" style:family="text">
      <style:text-properties fo:color="#808080" loext:opacity="100%" fo:font-size="8pt" fo:font-style="italic" officeooo:rsid="00198168" style:font-size-asian="8pt" style:font-style-asian="italic" style:font-size-complex="8pt" style:font-style-complex="italic"/>
    </style:style>
    <style:style style:name="T39" style:family="text">
      <style:text-properties fo:color="#808080" loext:opacity="100%" fo:font-style="italic" style:font-style-asian="italic" style:font-style-complex="italic"/>
    </style:style>
    <style:style style:name="T40" style:family="text">
      <style:text-properties fo:color="#808080" loext:opacity="100%" fo:font-style="italic" officeooo:rsid="00198168" style:font-style-asian="italic" style:font-style-complex="italic"/>
    </style:style>
    <style:style style:name="T41" style:family="text">
      <style:text-properties fo:color="#808080" loext:opacity="100%" fo:font-style="italic" officeooo:rsid="001b976d" style:font-style-asian="italic" style:font-name-complex="utkal" style:font-style-complex="italic"/>
    </style:style>
    <style:style style:name="T42" style:family="text">
      <style:text-properties fo:color="#3465a4" loext:opacity="100%"/>
    </style:style>
    <style:style style:name="T43" style:family="text">
      <style:text-properties fo:color="#3465a4" loext:opacity="100%" officeooo:rsid="00176d4f"/>
    </style:style>
    <style:style style:name="T44" style:family="text">
      <style:text-properties fo:color="#3465a4" loext:opacity="100%" officeooo:rsid="0017fdf8"/>
    </style:style>
    <style:style style:name="T45" style:family="text">
      <style:text-properties fo:color="#3465a4" loext:opacity="100%" officeooo:rsid="00198168"/>
    </style:style>
    <style:style style:name="T46" style:family="text">
      <style:text-properties fo:color="#3465a4" loext:opacity="100%" officeooo:rsid="001afe78" style:font-name-complex="utkal"/>
    </style:style>
    <style:style style:name="T47" style:family="text">
      <style:text-properties fo:color="#3465a4" loext:opacity="100%" officeooo:rsid="001b976d" style:font-name-complex="utkal"/>
    </style:style>
    <style:style style:name="T48" style:family="text">
      <style:text-properties fo:color="#3465a4" loext:opacity="100%" officeooo:rsid="001fb0be"/>
    </style:style>
    <style:style style:name="T49" style:family="text">
      <style:text-properties fo:color="#3465a4" loext:opacity="100%" officeooo:rsid="0020939a"/>
    </style:style>
    <style:style style:name="T50" style:family="text">
      <style:text-properties officeooo:rsid="0017fdf8"/>
    </style:style>
    <style:style style:name="T51" style:family="text">
      <style:text-properties fo:color="#666666" loext:opacity="100%" fo:font-size="9pt" fo:font-style="italic" style:font-size-asian="9pt" style:font-style-asian="italic" style:font-size-complex="9pt" style:font-style-complex="italic"/>
    </style:style>
    <style:style style:name="T52" style:family="text">
      <style:text-properties fo:color="#666666" loext:opacity="100%" fo:font-size="9pt" style:font-size-asian="9pt" style:font-size-complex="9pt"/>
    </style:style>
    <style:style style:name="T53" style:family="text">
      <style:text-properties fo:color="#666666" loext:opacity="100%" fo:font-style="italic" officeooo:rsid="001afe78" style:font-style-asian="italic" style:font-name-complex="utkal" style:font-style-complex="italic"/>
    </style:style>
    <style:style style:name="T54" style:family="text">
      <style:text-properties officeooo:rsid="00198168"/>
    </style:style>
    <style:style style:name="T55" style:family="text">
      <style:text-properties officeooo:rsid="001afe78"/>
    </style:style>
    <style:style style:name="T56" style:family="text">
      <style:text-properties style:font-name-complex="utkal"/>
    </style:style>
    <style:style style:name="T57" style:family="text">
      <style:text-properties officeooo:rsid="001afe78" style:font-name-complex="utkal"/>
    </style:style>
    <style:style style:name="T58" style:family="text">
      <style:text-properties officeooo:rsid="001b976d" style:font-name-complex="utkal"/>
    </style:style>
    <style:style style:name="T59" style:family="text">
      <style:text-properties officeooo:rsid="00227ca3" style:font-name-complex="utkal"/>
    </style:style>
    <style:style style:name="T60" style:family="text">
      <style:text-properties style:font-name="DejaVu Sans" officeooo:rsid="001afe78" style:font-name-asian="DejaVu Sans" style:font-name-complex="DejaVu Sans"/>
    </style:style>
    <style:style style:name="T61" style:family="text">
      <style:text-properties style:font-name="DejaVu Sans" officeooo:rsid="001fb0be" style:font-name-asian="DejaVu Sans" style:font-name-complex="DejaVu Sans"/>
    </style:style>
    <style:style style:name="T62" style:family="text">
      <style:text-properties fo:color="#c9211e" loext:opacity="100%" style:font-name="DejaVu Sans" fo:font-size="9pt" fo:font-style="italic" officeooo:rsid="001afe78" style:font-name-asian="DejaVu Sans" style:font-size-asian="9pt" style:font-style-asian="italic" style:font-name-complex="DejaVu Sans" style:font-size-complex="9pt" style:font-style-complex="italic"/>
    </style:style>
    <style:style style:name="T63" style:family="text">
      <style:text-properties fo:color="#c9211e" loext:opacity="100%" style:font-name="DejaVu Sans" fo:font-size="9pt" fo:font-style="italic" officeooo:rsid="001fb0be" style:font-name-asian="DejaVu Sans" style:font-size-asian="9pt" style:font-style-asian="italic" style:font-name-complex="DejaVu Sans" style:font-size-complex="9pt" style:font-style-complex="italic"/>
    </style:style>
    <style:style style:name="T64" style:family="text">
      <style:text-properties fo:font-weight="bold" style:font-weight-asian="bold" style:font-weight-complex="bold"/>
    </style:style>
    <style:style style:name="T65" style:family="text">
      <style:text-properties fo:font-weight="bold" officeooo:rsid="00178549" style:font-weight-asian="bold" style:font-weight-complex="bold"/>
    </style:style>
    <style:style style:name="T66" style:family="text">
      <style:text-properties fo:font-weight="bold" officeooo:rsid="0020939a" style:font-weight-asian="bold" style:font-weight-complex="bold"/>
    </style:style>
    <style:style style:name="T67" style:family="text">
      <style:text-properties fo:font-weight="bold" officeooo:rsid="00198168" style:font-weight-asian="bold" style:font-name-complex="DejaVu Sans1" style:font-weight-complex="bold"/>
    </style:style>
    <style:style style:name="T68" style:family="text">
      <style:text-properties fo:font-weight="bold" officeooo:rsid="001fb0be" style:font-weight-asian="bold" style:font-name-complex="DejaVu Sans1" style:font-weight-complex="bold"/>
    </style:style>
    <style:style style:name="T69" style:family="text">
      <style:text-properties fo:font-weight="bold" officeooo:rsid="0020939a" style:font-weight-asian="bold" style:font-name-complex="DejaVu Sans1" style:font-weight-complex="bold"/>
    </style:style>
    <style:style style:name="T70" style:family="text">
      <style:text-properties style:text-underline-style="solid" style:text-underline-width="auto" style:text-underline-color="font-color" style:font-name-complex="utkal"/>
    </style:style>
    <style:style style:name="T71" style:family="text">
      <style:text-properties officeooo:rsid="001fb0be"/>
    </style:style>
    <style:style style:name="T72" style:family="text">
      <style:text-properties officeooo:rsid="0020939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HP : <text:span text:style-name="T71">manque début <text:s/>PHP</text:span></text:p>
      <text:p text:style-name="P8">I.SYSTEME D’AUTOLOADING AVEC LE NAME SPACE</text:p>
      <text:p text:style-name="P49">Les classes (ex  dans fichiers src : Monstre.php, Hero.php,…) et les fonctions (ex dans fichier : app.php) sont dans des fichiers séparés, car sinon en chargeant la page comprenant les classes, la fonction se ferait automatiquement. Le système d’autoloading charge automatiquement les classes dans le fichier souhaité (app.php ici) .</text:p>
      <text:p text:style-name="P49">Intér<text:span text:style-name="T20">êt  du name space: éviter d’avoir 2 fois le même nom de dossier dans un fichier (exemple : si 2 monstres créés ont le même nom.</text:span></text:p>
      <text:p text:style-name="P14">PROCEDURE :</text:p>
      <text:p text:style-name="P5"><text:span text:style-name="T1"><text:tab/>1)Dans fichier composer.JSON : copie-colle + </text:span><text:span text:style-name="T22">ajout App\\ </text:span><text:span text:style-name="T1">ou Justine\\ entre guillemets</text:span></text:p>
      <text:p text:style-name="P3">"autoload": {</text:p>
      <text:p text:style-name="P2"><text:s text:c="4"/><text:span text:style-name="T15">"psr-4": {</text:span></text:p>
      <text:p text:style-name="P2"><text:s text:c="8"/><text:span text:style-name="T15">"</text:span><text:span text:style-name="T23">App\\</text:span><text:span text:style-name="T15">": "src/"</text:span></text:p>
      <text:p text:style-name="P2"><text:s text:c="4"/><text:span text:style-name="T15">}</text:span></text:p>
      <text:p text:style-name="P1">}</text:p>
      <text:p text:style-name="P16"><text:s text:c="9"/>+ dans terminal (dossier correspondant) : composer dump-autoload</text:p>
      <text:p text:style-name="P5"><text:span text:style-name="T1"><text:s text:c="9"/>2)En début de chaque fichier <text:s/></text:span><text:span text:style-name="T2">( après la ligne &lt;?php) </text:span><text:span text:style-name="T1">du dossier /src :</text:span><text:span text:style-name="T16"> namespace App ;</text:span></text:p>
      <text:p text:style-name="P11"><text:span text:style-name="T20">// </text:span><text:span text:style-name="T21">Sachant que 60 % du code PHP est en dossier /src, il y aura sûrement plusieurs sous-dossiers qui auront chacun plusieurs fichiers. Dans ce cas, le chemin pour accéder au fichier est différent et il faut adapter le namespace.</text:span></text:p>
      <text:p text:style-name="P5"><text:span text:style-name="T25"><text:s text:c="8"/>Ainsi,ds notre exemple, au lieu de </text:span><text:span text:style-name="T17"><text:s/>namespace App ; → namespace App\Nomdossier </text:span><text:span text:style-name="T25">(p.ex : namespace App\Personnage)</text:span></text:p>
      <text:p text:style-name="P6"><text:span text:style-name="T1"><text:s text:c="9"/>3)</text:span><text:span text:style-name="T2">En début du fichier hors /src (ici app.php) : </text:span></text:p>
      <text:p text:style-name="P6"><text:span text:style-name="T2"><text:s text:c="28"/>use App\</text:span><text:span text:style-name="T3">Personnage\</text:span><text:span text:style-name="T2">Monstre ;</text:span></text:p>
      <text:p text:style-name="P6"><text:span text:style-name="T2"><text:s text:c="28"/>use App\ …. <text:s text:c="13"/>← </text:span><text:span text:style-name="T5">selon la classe nécessaire, j’apporte les éléments du fichier</text:span></text:p>
      <text:p text:style-name="P12"><text:span text:style-name="T2"><text:s text:c="28"/>require __DIR__.’/vendor/autoload.php’ ; ←</text:span><text:span text:style-name="T5">-convention de le placer après les use</text:span></text:p>
      <text:p text:style-name="P17"><text:s text:c="9"/>4) Terminal : composer dump-autoload <text:s text:c="4"/>(possible de vérifier : php app.php)</text:p>
      <text:p text:style-name="P9"><text:span text:style-name="T18">II.INTERFACE / </text:span><text:span text:style-name="T19">MIXIN</text:span></text:p>
      <text:p text:style-name="P23">Différents types de dépendance (permettent de partager des fonctionnalités d’une classe):</text:p>
      <text:list xml:id="list4290969727" text:style-name="L1">
        <text:list-item>
          <text:p text:style-name="P59">héritage (la classe Hero et la classe Monstre ont pour héritage la classe Personnage)</text:p>
        </text:list-item>
        <text:list-item>
          <text:p text:style-name="P59">composition (la classe combat a un lien de composition avec les classes Hero et Monstre)</text:p>
        </text:list-item>
      </text:list>
      <text:p text:style-name="P23">On soulève la question, j’utilise quoi ?</text:p>
      <text:list xml:id="list2037301282" text:style-name="L2">
        <text:list-item>
          <text:p text:style-name="P60">Héritage</text:p>
        </text:list-item>
        <text:list-item>
          <text:p text:style-name="P60">composition → dans ce cas, j’utilise quoi ?</text:p>
          <text:list>
            <text:list-item>
              <text:p text:style-name="P65"><text:span text:style-name="T8">interface (on manipule directement une interface dans l’app plutôt qu’une classe. L’avantage : code très générique, qui s’adapte). </text:span><text:span text:style-name="T10">L’interface (ex : Ennemi) décrit la liste des méthodes (ex : attaquer, crier). Ainsi, à l’appel du monstre/vampire, ça implémente l’interface d’Ennemi. </text:span></text:p>
            </text:list-item>
            <text:list-item>
              <text:p text:style-name="P60">classe</text:p>
            </text:list-item>
          </text:list>
        </text:list-item>
        <text:list-item>
          <text:p text:style-name="P66"><text:span text:style-name="T13">mixin (traits en php</text:span><text:span text:style-name="T14">)(évite de répéter le code.</text:span><text:span text:style-name="T4"> </text:span><text:span text:style-name="T6">p.ex. </text:span><text:span text:style-name="T7">Si un arbre veut crier comme un personnage, mais n’est pas un personnage ; on créer un mixin « Criable » avec fonction crier() ; on apportera Criable à Personnage et Arbre. (Utilisé svt pour éléments horodatables, softdelate, commentaire))</text:span></text:p>
        </text:list-item>
      </text:list>
      <text:p text:style-name="P23">En général, on conseille de privilégier la composition à l’héritage, si possible.</text:p>
      <text:p text:style-name="P15"><text:soft-page-break/>PROCEDURE INTERFACE :</text:p>
      <text:p text:style-name="P18"><text:tab/>1) dans /src , créer un fichier (ex : Ennemi.php) :</text:p>
      <text:p text:style-name="P18"><text:tab/><text:tab/><text:tab/>namespace App\Personnage ;</text:p>
      <text:p text:style-name="P18"/>
      <text:p text:style-name="P18"><text:tab/><text:tab/><text:tab/>interface Ennemi</text:p>
      <text:p text:style-name="P18"><text:tab/><text:tab/><text:tab/>{ ……. (ex : public function getVie() ;</text:p>
      <text:p text:style-name="P18"><text:tab/><text:tab/><text:tab/>…</text:p>
      <text:p text:style-name="P18"><text:tab/><text:tab/><text:tab/>}</text:p>
      <text:p text:style-name="P13"><text:span text:style-name="T1"><text:tab/>2) dans le fichier /src qui veut l’interface (ex : Monstre.php), j’ajoute </text:span><text:span text:style-name="T16">implements Ennemi </text:span><text:span text:style-name="T1">à la suite de mon nom de classe :</text:span></text:p>
      <text:p text:style-name="P13"><text:span text:style-name="T1"><text:tab/><text:tab/><text:tab/>class Monstre extends Personnage</text:span><text:span text:style-name="T16"> implements Ennemi</text:span><text:span text:style-name="T1"> {..}</text:span></text:p>
      <text:p text:style-name="P20">Astuce : à mettre au début de chaque fichier (ceux de src, et app, etc.), sauf ds un fichier interface. Rôle : joue sur la vérification du type de données</text:p>
      <text:p text:style-name="P20"><text:tab/><text:tab/><text:tab/>&lt;?php declare(strict-types=1) ;</text:p>
      <text:p text:style-name="P19">--------------------------------------------------------------</text:p>
      <text:p text:style-name="P10">COMPOSER</text:p>
      <text:p text:style-name="P25">Installation :</text:p>
      <text:p text:style-name="P24"><text:tab/>1) Sur le terminal (cf getcomposer.org/download), coller les 4 lignes en même temps:</text:p>
      <text:p text:style-name="P51"><text:span text:style-name="T9"><text:tab/></text:span><text:span text:style-name="T31">php -r "copy('https://getcomposer.org/installer', 'composer-setup.php');"</text:span></text:p>
      <text:p text:style-name="P4"><text:s text:c="10"/>php -r "if (hash_file('sha384', 'composer-setup.php') === 'e21205b207c3ff031906575712edab6f13eb0b361f2085f1f1237b7126d785e826a450292b6cfd1d64d92e6563bbde02') { echo 'Installer verified'; } else { echo 'Installer corrupt'; unlink('composer-setup.php'); } echo PHP_EOL;"</text:p>
      <text:p text:style-name="P4"><text:tab/>php composer-setup.php</text:p>
      <text:p text:style-name="P4"><text:tab/>php -r "unlink('composer-setup.php');"</text:p>
      <text:p text:style-name="P4"/>
      <text:p text:style-name="P52"><text:span text:style-name="T8"><text:tab/>2) terminal : sudo mkdir -p /usr/l</text:span><text:span text:style-name="T11">ocal/bin</text:span></text:p>
      <text:p text:style-name="P26"><text:tab/>3)terminal : sudo mv composer.phar /usr/local/bin/composer</text:p>
      <text:p text:style-name="P26"><text:tab/>4)terminal : nano .bashrc</text:p>
      <text:p text:style-name="P26"><text:tab/>5)export PATH = « $PATH:$HOME/.composer/vendor/bin » <text:s text:c="5"/></text:p>
      <text:p text:style-name="P52"><text:span text:style-name="T11"><text:s text:c="13"/></text:span><text:span text:style-name="T12">ctrl+X <text:s text:c="3"/>+ O <text:s/>+ entrée</text:span></text:p>
      <text:p text:style-name="P27"><text:tab/>6)Ferme terminal et réouvre : echo $PATH <text:s text:c="2"/>(vérifier : composer apparaît en fin de liste)</text:p>
      <text:p text:style-name="P47">Astuce : pour màj si j’ai pas la bonne version → suppr dossier vendor et fichier composer,lock dans mon projetvscode + terminal : composer install →ça les réinstallera possiblement avec la bonne version</text:p>
      <text:p text:style-name="P45">Recherche et Téléchargement de packages via Composer :</text:p>
      <text:p text:style-name="P28">SOIT via le site « packagist » = répertoire des packages php à installer avec composer</text:p>
      <text:p text:style-name="P28">SOIT via le terminal : composer search Vcard (ici Vcar n’est qu’un exemple)</text:p>
      <text:p text:style-name="P28"><text:s text:c="12"/>-→qq packages apparaissent </text:p>
      <text:p text:style-name="P28"><text:s text:c="9"/>→pour + d’infos sur un <text:s/>package : info -a ……./……… (nom éditeur et package, selon liste)</text:p>
      <text:p text:style-name="P28"><text:soft-page-break/><text:s text:c="9"/>→ installation (terminal sur dossier souhaité) : composer init (entre nom package ex jumariaco/php , package type:projet, tout valider</text:p>
      <text:p text:style-name="P21"><text:s/>----------------------------</text:p>
      <text:p text:style-name="P48">SYMFONY</text:p>
      <text:p text:style-name="P22"/>
      <text:p text:style-name="P50">cf fiches jibundeyare : symfony-5.4-etapes (étapes pr créer une appli en symfony)+symfony-5 .4-installation</text:p>
      <text:p text:style-name="P31">1)installation <text:span text:style-name="T35">des </text:span><text:span text:style-name="T65">pré-requis</text:span><text:span text:style-name="T64"> </text:span>:</text:p>
      <text:list xml:id="list3572853057" text:style-name="L3">
        <text:list-item>
          <text:p text:style-name="P61">installation wget (c’est un installeur à installer 1 fois / poste) : sur terminal:<text:span text:style-name="T42">wget –help</text:span></text:p>
        </text:list-item>
        <text:list-item>
          <text:p text:style-name="P61">sur symfony,com/download : copie 1ere ligne à coller dans le terminal : </text:p>
          <text:p text:style-name="P61"><text:s text:c="23"/><text:span text:style-name="T42"><text:s text:c="2"/>wget https://get.symfony.com/cli/installer -O - | bash</text:span></text:p>
        </text:list-item>
        <text:list-item>
          <text:p text:style-name="P61">terminal : <text:span text:style-name="T42">Nano.bashrc </text:span>-&gt;<text:span text:style-name="T32"> </text:span><text:s/><text:span text:style-name="T42">export PATH= « $HOME/.</text:span> <text:s text:c="2"/>→ctrl+x<text:span text:style-name="T32"> <text:s text:c="4"/>+0+entrée +redémarre terminal + sym</text:span><text:span text:style-name="T35">f</text:span><text:span text:style-name="T32">ony (verif la version installée)</text:span></text:p>
        </text:list-item>
        <text:list-item>
          <text:p text:style-name="P62">Installation du package var-dumper possible (utilité : les variables automatiquement dépliées ds le termin<text:span text:style-name="T33">al</text:span> + navigue facilement à travers php) -&gt;terminal : <text:span text:style-name="T42">symfony/var-dumper </text:span></text:p>
        </text:list-item>
        <text:list-item>
          <text:p text:style-name="P62"><text:span text:style-name="T34">installation du package libnss3 tools</text:span> <text:span text:style-name="T34">(utilité : utiliser HTTP en phase finale de dev) →terminal : </text:span><text:s text:c="2"/><text:span text:style-name="T43">sudo apt install libnss3-tools </text:span><text:span text:style-name="T34"><text:s text:c="3"/>+ </text:span><text:span text:style-name="T43">symfony server:ca:install</text:span></text:p>
        </text:list-item>
        <text:list-item>
          <text:p text:style-name="P63"><text:s/>installation de package doctrine/fixtures-bundle →terminal : <text:span text:style-name="T42">composer require orm-fixtures –dev</text:span></text:p>
        </text:list-item>
        <text:list-item>
          <text:p text:style-name="P63">installation de package fakerphp/faker →terminal : <text:span text:style-name="T42">composer require fakerphp/faker –dev</text:span></text:p>
        </text:list-item>
        <text:list-item>
          <text:p text:style-name="P63">installation de package paginator →terminal : <text:span text:style-name="T42">composer require knplabs/knp-paginator-bundle</text:span></text:p>
        </text:list-item>
      </text:list>
      <text:p text:style-name="P31"/>
      <text:p text:style-name="P31">2)<text:span text:style-name="T35">Sur phpMyAdmin : ajouter un compte utilisateur et créer une bdd du même nom</text:span></text:p>
      <text:p text:style-name="P32">3) Terminal (ds projects/): <text:span text:style-name="T42">symfony new –webapp –version=lts nomDossier</text:span> <text:span text:style-name="T36">(symfony new –help <text:s/>pour de l’aide) [ici remplacer nomDossier par le vrai nom du dossier et de la bdd (ex : cagnotte)]</text:span></text:p>
      <text:p text:style-name="P53"><text:s text:c="10"/>[web app : installe packages supplémentaires utiles pour faire du dev web (Twig, communiquer avec la bdd…)</text:p>
      <text:p text:style-name="P32">4)Terminal (dans dossier précis/) : <text:span text:style-name="T42">code . </text:span><text:s/>(pour ouvrir sur vs code) →y rouvrir un nouveau terminal et noter :<text:span text:style-name="T42">symfony serve </text:span><text:span text:style-name="T36"><text:s/></text:span><text:span text:style-name="T39">(=lance la commande semblable à localhost mais avec des possibilités d’utiliser https) </text:span>→ je peux copier-coller sur mon serveur <text:a xlink:type="simple" xlink:href="https://127.0.0.1:8000/" text:style-name="Internet_20_link" text:visited-style-name="Visited_20_Internet_20_Link">https://127.0.0.1:8000</text:a> <text:span text:style-name="T39">(en général possible 8001…)</text:span></text:p>
      <text:p text:style-name="P32">5)<text:span text:style-name="T64">Connexion de Symfony à la bdd :</text:span> </text:p>
      <text:p text:style-name="P32"><text:tab/><text:span text:style-name="T50">vs code : </text:span><text:span text:style-name="T44">nouveau fichier « .env.local »</text:span><text:span text:style-name="T50"> :</text:span></text:p>
      <text:p text:style-name="P32"><text:tab/><text:tab/><text:span text:style-name="T50">a)copie dans « .env » la ligne 18 »</text:span><text:span text:style-name="T44">APP_ENV=dev</text:span><text:span text:style-name="T50"> » et coller dans /.env.local (on pourra remplacer dev par prod au moment de la prod)</text:span></text:p>
      <text:p text:style-name="P32"><text:tab/><text:tab/><text:span text:style-name="T50">b)noter </text:span><text:span text:style-name="T44">APP_DEBUG=true</text:span></text:p>
      <text:p text:style-name="P32"><text:tab/><text:tab/><text:span text:style-name="T50">c)copie dans /.env l. 19 « </text:span><text:span text:style-name="T44">APP_SECRET= ... </text:span><text:span text:style-name="T50">» et coller dans /.env.local →changer le code*</text:span></text:p>
      <text:p text:style-name="P32"><text:tab/><text:tab/> <text:s text:c="2"/><text:tab/><text:span text:style-name="T50">terminal : </text:span><text:span text:style-name="T44">php -a</text:span><text:span text:style-name="T50"> <text:s text:c="4"/>+ <text:s text:c="3"/></text:span><text:span text:style-name="T44">$bytes = random_bytes(16)</text:span><text:span text:style-name="T50"> ; <text:s/></text:span></text:p>
      <text:p text:style-name="P32"><text:tab/><text:tab/><text:tab/> <text:s text:c="13"/><text:span text:style-name="T50">+</text:span><text:span text:style-name="T44">echo bin2hex($bytes).PHP_EOL </text:span><text:span text:style-name="T50">; (copie-colle code) <text:s/>+ </text:span><text:span text:style-name="T44">exit</text:span><text:span text:style-name="T50"> (sortie)</text:span></text:p>
      <text:p text:style-name="P32"><text:tab/><text:tab/><text:span text:style-name="T50">d)copier dans /.env  la ligne sur la bdd mysql et la coller dans /.env.local</text:span></text:p>
      <text:p text:style-name="P32"><text:tab/><text:tab/> <text:s text:c="3"/>→ <text:span text:style-name="T50">remplacer les 2 « app » par le nom d’utilisateur et le nom de la bdd (ici même nom)</text:span></text:p>
      <text:p text:style-name="P32"><text:tab/><text:tab/> <text:s text:c="2"/>→ <text:span text:style-name="T50">remplacer «!changeme ! » par le mot de passe phpMyAdmin</text:span></text:p>
      <text:p text:style-name="P32"><text:s text:c="2"/><text:tab/><text:tab/> <text:s/>→ <text:span text:style-name="T50">remplacer le 8 de « serverVersion=8 » par « =mariadb-10.6.12 » (selon ma version**)</text:span></text:p>
      <text:p text:style-name="P32"><text:soft-page-break/><text:tab/><text:tab/><text:tab/>**<text:span text:style-name="T50">sur un autre terminal : </text:span><text:span text:style-name="T44">mariadb –-version </text:span><text:span text:style-name="T50">(noté après distrib)</text:span></text:p>
      <text:p text:style-name="P34">6) <text:span text:style-name="T64">Vérification de la bonne connexion symfony/bdd </text:span></text:p>
      <text:p text:style-name="P34">→terminal : <text:span text:style-name="T42">php bin/console doctrine:schema:validate </text:span><text:span text:style-name="T52">(possible abrégé php bin/console d:s:v ou do:sc:va, avec initiales s’il n y a pas 2 initiales identiques ds le fichier sinon 2 premières lettres) </text:span>⇒ Même s’il y a un error, tout est OK car il est écrit « mapping est OK » <text:span text:style-name="T51">(=schéma est cohérent, forcément car vide pr l’instant) ce qui signifie qu’il arrive à se connecter à la bdd. [en cas de doute, vérif en modifiant mdp ds ma ligne bdd et j’aurai un vrai message d’erreur]</text:span></text:p>
      <text:p text:style-name="P33">7)dans config/package/translate_yam → default_local : <text:span text:style-name="T42">fr <text:s/></text:span><text:s text:c="2"/>(fr remplace en)</text:p>
      <text:p text:style-name="P33">8)Gitter dans le repo (pr info : 1 repo a déjà été créé automatiquement en créant un projet symfony (cf git status) ; <text:span text:style-name="T54">les fichiers /.env ne sont pas visibles par git car contiennent des mdp) :</text:span></text:p>
      <text:p text:style-name="P33"><text:tab/><text:span text:style-name="T54">a)terminal : </text:span><text:span text:style-name="T45">git add composer.* config/bundles.php symfony.lock src/DataFIxtures/</text:span></text:p>
      <text:p text:style-name="P33"><text:tab/><text:tab/> <text:s text:c="2"/><text:span text:style-name="T42"><text:s text:c="2"/></text:span><text:span text:style-name="T45">git commit -m « Add useful packages »</text:span></text:p>
      <text:p text:style-name="P56"><text:tab/><text:tab/> <text:s text:c="4"/><text:span text:style-name="T54">git add config/packages/translation.yaml</text:span></text:p>
      <text:p text:style-name="P33"><text:span text:style-name="T42"><text:tab/><text:tab/> <text:s text:c="5"/></text:span><text:span text:style-name="T45">git commit -m « Add locale config »</text:span><text:span text:style-name="T54"> </text:span><text:span text:style-name="T38">(on adapte l’appli à la localisation (format date ou <text:s/>format float… </text:span><text:span text:style-name="T37">‡</text:span><text:span text:style-name="T38"> internalisation = rendre facile à localiser (n’est pas le contraire de localisation))</text:span></text:p>
      <text:p text:style-name="P33"><text:tab/><text:span text:style-name="T54">b)sur github : créer un nouveau repo + copie coller les 3 lignes (en SSH) sur le terminal pour lier</text:span></text:p>
      <text:p text:style-name="P35">9)<text:span text:style-name="T64">Créer les tables de la bdd depuis le terminal : </text:span></text:p>
      <text:p text:style-name="P35"><text:s text:c="6"/><text:span text:style-name="T55">a)</text:span><text:span text:style-name="T42">php bin/console make:entity</text:span></text:p>
      <text:p text:style-name="P35"><text:tab/>&gt; <text:span text:style-name="T71">N</text:span>omTable <text:s text:c="2"/>+ entrée (remplacer par le vrai nom de notre table)<text:span text:style-name="T57">ୡ</text:span><text:span text:style-name="T60">⌨</text:span><text:span text:style-name="T63">Ca</text:span><text:span text:style-name="T62">melCase</text:span><text:span text:style-name="T26"> ds terminal → se mettra automatiquement en snake-case dans la bdd</text:span><text:span text:style-name="T60">⌨ </text:span><text:span text:style-name="T61">[1ere lettre maj pour table/classe ; 1ere lettre min pr colonnes/variable]</text:span><text:span text:style-name="T57">ୡ</text:span></text:p>
      <text:p text:style-name="P42"><text:tab/>&gt;nomColonne + entrée (remplace par nom 1ere colonne)</text:p>
      <text:p text:style-name="P42"><text:tab/>&gt; <text:s text:c="14"/>choix type (str, text, …) clique « ? » pour avoir le choix (str par défaut) <text:s text:c="3"/>+ entrée</text:p>
      <text:p text:style-name="P42"><text:tab/>&gt; <text:s text:c="14"/>choix nombre de caractères (ex : 190) <text:s/>+ entrée</text:p>
      <text:p text:style-name="P42"><text:tab/>&gt;<text:tab/> <text:s text:c="6"/>choix si nullable (optionnel) « yes » ou pas (obligatoire) « no » (par défaut) <text:s text:c="2"/>+ entrée</text:p>
      <text:p text:style-name="P42"><text:tab/>&gt;nomDeuxiemeColonne <text:s text:c="3"/>et idem dessous jusqu’à avoir fini la table : clique entrée et je pourrai créer une nouvelle table (on ne met pas la colonne id, elle se mettra automatiquement en bdd)</text:p>
      <text:p text:style-name="P35"><text:span text:style-name="T57"><text:s text:c="6"/>b)</text:span><text:span text:style-name="T46">php bin/console make:migration </text:span><text:span text:style-name="T57">(ou </text:span><text:span text:style-name="T46">php bin/console doctrine:migration:diff </text:span><text:span text:style-name="T57"><text:s text:c="2"/>ou </text:span><text:span text:style-name="T46">php bon/console do:mi:di</text:span><text:span text:style-name="T57">) <text:s text:c="3"/>→ </text:span><text:span text:style-name="T53">sur VS Code, dans src/création des fichiers /Entity (avec création automatique des getters et setters), /git et /migration/version.. (contient le code SQL → l’outil Doctrine crée le code SQL de la bdd donc je n’aurai plus jamais à taper du SQL en brut [fonctions up = màj et down = retour en arrière])</text:span></text:p>
      <text:p text:style-name="P35"><text:span text:style-name="T57"><text:s text:c="6"/>c)</text:span><text:span text:style-name="T46">php bin/console make:migrations:migrate</text:span><text:span text:style-name="T57"> <text:s/></text:span><text:span text:style-name="T58">(ou </text:span><text:span text:style-name="T47">php bin/console do:mi:mi</text:span><text:span text:style-name="T58">) <text:s/>+ entrée x2</text:span></text:p>
      <text:p text:style-name="P35"><text:span text:style-name="T58"><text:tab/>→ </text:span><text:span text:style-name="T41">je peux vérifier sur phpMyAdmin : la table créée est apparue avec 2 autres tables :</text:span></text:p>
      <text:p text:style-name="P55"><text:tab/><text:tab/>*doctrine-migration-version (pr le bon fonctionnement de Symfony)</text:p>
      <text:p text:style-name="P55"><text:tab/><text:tab/>*messenger-messages (file d’attente de msg)</text:p>
      <text:p text:style-name="P38"><text:span text:style-name="T70">CES 3 COMMANDES TERMINAL SONT INDISSOCIABLES DANS CET ORDRE !!! </text:span><text:span text:style-name="T56">(make:entity <text:s/>do:mi:di et do:mi:mi) <text:s/></text:span><text:span text:style-name="T59">[ do:mi:di génère la demande ; do:mi:mi exécute la commande]</text:span></text:p>
      <text:p text:style-name="P64">=&gt; Après chaque table créée : do:mi:di <text:s/>+ do:mi:mi + git commit</text:p>
      <text:p text:style-name="P37"><text:span text:style-name="T72">10</text:span>)<text:span text:style-name="T64">Créer l</text:span><text:span text:style-name="T66">a table user</text:span><text:span text:style-name="T64"> de la bdd depuis le terminal : </text:span></text:p>
      <text:p text:style-name="P37"><text:s text:c="6"/><text:span text:style-name="T55">a)</text:span><text:span text:style-name="T42">php bin/console make:</text:span><text:span text:style-name="T49">user</text:span></text:p>
      <text:p text:style-name="P41"><text:tab/>&gt;entrée (nom par défaut)</text:p>
      <text:p text:style-name="P41"><text:soft-page-break/><text:tab/>&gt; yes par défaut (stocké dans bdd)</text:p>
      <text:p text:style-name="P41"><text:tab/>&gt;email (souvent) (le discriminant unique)</text:p>
      <text:p text:style-name="P41"><text:tab/>&gt;yes (l’appli devra hacher les mots de passe)</text:p>
      <text:p text:style-name="P41">Ici le make:user ajoute des interfaces par rapport au make:entity</text:p>
      <text:p text:style-name="P37"><text:s text:c="6"/><text:span text:style-name="T71">b</text:span><text:span text:style-name="T55">)</text:span><text:span text:style-name="T42">php bin/console </text:span><text:span text:style-name="T48">do:mi:di &amp;&amp; php bin/console do:mi:mi</text:span></text:p>
      <text:p text:style-name="P37"><text:span text:style-name="T48"><text:s text:c="5"/></text:span><text:span text:style-name="T27"><text:s/></text:span><text:span text:style-name="T28">c</text:span><text:span text:style-name="T29">)</text:span><text:span text:style-name="T48">git commit</text:span></text:p>
      <text:p text:style-name="P43">11)<text:span text:style-name="T67">Créer les </text:span><text:span text:style-name="T68">relations</text:span><text:span text:style-name="T67"> de la bdd depuis le terminal : </text:span></text:p>
      <text:p text:style-name="P43"><text:span text:style-name="T67"><text:tab/></text:span><text:span text:style-name="T68">MANY TO ONE</text:span></text:p>
      <text:p text:style-name="P36"><text:s text:c="6"/><text:span text:style-name="T55">a)</text:span><text:span text:style-name="T42">php bin/console make:entity</text:span></text:p>
      <text:p text:style-name="P39"><text:tab/>&gt; Student (nom table qui a le many)</text:p>
      <text:p text:style-name="P39"><text:tab/>&gt;schoolYear (nom table qui a le one, en variable dc 1ere lettre en min)</text:p>
      <text:p text:style-name="P39"><text:tab/>&gt;ManyToOne (choix de la relation)</text:p>
      <text:p text:style-name="P39"><text:tab/>&gt;SchoolYear (nom table qui a le one)</text:p>
      <text:p text:style-name="P39"><text:tab/>&gt;no (est-ce que c’est optionnel le one ? Ici on car obligé de créer une promo avant un student)</text:p>
      <text:p text:style-name="P39"><text:tab/>&gt;yes par défaut (est-ce une relation bidirectionnelle?)</text:p>
      <text:p text:style-name="P39"><text:tab/>&gt; (nom de la variable dans l’autre table → propose automatiquement un choix)</text:p>
      <text:p text:style-name="P39"><text:tab/>&gt;no (par défaut car risque de perte de données) (suppression automatique des orphelins = si on supprime la table qui a le one, doit-on supprimer ceux de la table many qui n’auront plus de rattachement?)</text:p>
      <text:p text:style-name="P39"><text:tab/>&gt; (retour au début : Soit entre une nouvelle relation, Soit clique entrée pour finir)</text:p>
      <text:p text:style-name="P36"><text:s text:c="6"/><text:span text:style-name="T71">b</text:span><text:span text:style-name="T55">)</text:span><text:span text:style-name="T42">php bin/console </text:span><text:span text:style-name="T48">do:mi:di &amp;&amp; php bin/console do:mi:mi</text:span></text:p>
      <text:p text:style-name="P36"><text:span text:style-name="T48"><text:s text:c="5"/></text:span><text:span text:style-name="T27"><text:s/></text:span><text:span text:style-name="T28">c</text:span><text:span text:style-name="T29">)</text:span><text:span text:style-name="T48">git commit</text:span></text:p>
      <text:p text:style-name="P44"><text:span text:style-name="T67"><text:tab/></text:span><text:span text:style-name="T68">MANY TO </text:span><text:span text:style-name="T69">MANY</text:span></text:p>
      <text:p text:style-name="P37"><text:s text:c="6"/><text:span text:style-name="T55">a)</text:span><text:span text:style-name="T42">php bin/console make:entity</text:span></text:p>
      <text:p text:style-name="P40"><text:span text:style-name="T42"><text:tab/></text:span><text:span text:style-name="T24">&gt; Student (nom table</text:span><text:span text:style-name="T28">)</text:span></text:p>
      <text:p text:style-name="P58"><text:tab/>&gt;tags (nom de l’autre table, ici en variable donc 1ere lettre min + s à la fin car many)</text:p>
      <text:p text:style-name="P58"><text:tab/>&gt;ManyToMany (type de relation)</text:p>
      <text:p text:style-name="P58"><text:tab/>&gt;Tag (nom autre table)</text:p>
      <text:p text:style-name="P58"><text:tab/>&gt; yes par défaut (réciproque, bidirectionnel?)</text:p>
      <text:p text:style-name="P58"><text:tab/>&gt;students (nom 1ere table, ici en variable sur la 2nde table donc 1ere lettre min + s à la fin car many)</text:p>
      <text:p text:style-name="P37"><text:s text:c="6"/><text:span text:style-name="T71">b</text:span><text:span text:style-name="T55">)</text:span><text:span text:style-name="T42">php bin/console </text:span><text:span text:style-name="T48">do:mi:di &amp;&amp; php bin/console do:mi:mi</text:span></text:p>
      <text:p text:style-name="P37"><text:span text:style-name="T48"><text:s text:c="5"/></text:span><text:span text:style-name="T27"><text:s/></text:span><text:span text:style-name="T28">c</text:span><text:span text:style-name="T29">)</text:span><text:span text:style-name="T48">git commit</text:span></text:p>
      <text:p text:style-name="P58"><text:span text:style-name="T71">L</text:span>ES TABLES DE JOINTURE SONT AUTOMATIQUEMENT CREES SUR PHPMYADMIN !</text:p>
      <text:p text:style-name="P44"><text:span text:style-name="T67"><text:tab/></text:span><text:span text:style-name="T69">ONE</text:span><text:span text:style-name="T68"> TO </text:span><text:span text:style-name="T69">ONE</text:span></text:p>
      <text:p text:style-name="P37"><text:s text:c="6"/><text:span text:style-name="T55">a)</text:span><text:span text:style-name="T42">php bin/console make:entity <text:s text:c="4"/></text:span><text:span text:style-name="T24">←-- </text:span><text:span text:style-name="T28">make:entity même s’il s’agit du user</text:span></text:p>
      <text:p text:style-name="P40"><text:span text:style-name="T42"><text:tab/></text:span><text:span text:style-name="T24">&gt; </text:span><text:span text:style-name="T28">User</text:span><text:span text:style-name="T24"> (nom table</text:span><text:span text:style-name="T28">)</text:span></text:p>
      <text:p text:style-name="P58"><text:tab/>&gt; student (nom de l’autre table, ici en variable donc 1ere lettre min ; pas de s à la fin car one)</text:p>
      <text:p text:style-name="P58"><text:tab/>&gt;OneToOne (type de relation)</text:p>
      <text:p text:style-name="P58"><text:soft-page-break/><text:tab/>&gt; Student(nom autre table)</text:p>
      <text:p text:style-name="P58"><text:tab/>&gt; <text:s text:c="5"/>(nullable? Ici yes car il y a le compte admin)</text:p>
      <text:p text:style-name="P58"><text:tab/>&gt; yes par défaut (réciproque, bidirectionnel?)</text:p>
      <text:p text:style-name="P40"><text:span text:style-name="T28"><text:tab/>&gt; </text:span><text:span text:style-name="T30">(nom variable proposé automatiquement)</text:span></text:p>
      <text:p text:style-name="P37"><text:s text:c="6"/><text:span text:style-name="T71">b</text:span><text:span text:style-name="T55">)</text:span><text:span text:style-name="T42">php bin/console </text:span><text:span text:style-name="T48">do:mi:di &amp;&amp; php bin/console do:mi:mi</text:span></text:p>
      <text:p text:style-name="P37"><text:span text:style-name="T48"><text:s text:c="5"/></text:span><text:span text:style-name="T27"><text:s/></text:span><text:span text:style-name="T28">c</text:span><text:span text:style-name="T29">)</text:span><text:span text:style-name="T48">git commit</text:span></text:p>
      <text:p text:style-name="P57">1<text:span text:style-name="T72">2</text:span>)</text:p>
      <text:p text:style-name="P29"/>
      <text:p text:style-name="P29"/>
      <text:p text:style-name="P29"/>
      <text:p text:style-name="P46">Infos pratiques : </text:p>
      <text:p text:style-name="P54">*<text:span text:style-name="T34">dans le contexte symfony :</text:span></text:p>
      <text:list xml:id="list427044887" text:style-name="L4">
        <text:list-item>
          <text:p text:style-name="P68">un bundle est un plug in</text:p>
        </text:list-item>
        <text:list-item>
          <text:p text:style-name="P69"><text:span text:style-name="T34">une entity est une classe (une table en bdd)</text:span> <text:s/></text:p>
        </text:list-item>
      </text:list>
      <text:p text:style-name="P30"><text:span text:style-name="T39">*/.</text:span><text:span text:style-name="T40">env.local est prioritaire aux autres fichiers /.env</text:span><text:span text:style-name="T39"> <text:s text:c="2"/></text:span><text:s text:c="7"/></text:p>
      <text:p text:style-name="P30">* <text:span text:style-name="T71">quand ça fait longtemps que je ne suis pas allée sur mon projet → php bin/console do:mi:mi → il m’annonce que tout ets OK, je suis à la dernière version</text:span> <text:s text:c="5"/></text:p>
      <text:p text:style-name="P28"><text:s text:c="4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style:font-face style:name="ui-monospace" svg:font-family="ui-monospace, SFMono-Regular, 'SF Mono', Menlo, Consolas, 'Liberation Mono', monospace"/>
    <style:font-face style:name="utkal" svg:font-family="utk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true"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libri1" style:font-family-asian="Calibri" style:font-family-generic-asian="system" style:font-pitch-asian="variable" style:font-name-complex="DejaVu Sans1" style:font-family-complex="'DejaVu San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Bullet_20_Symbols_20__28_user_29_" style:display-name="Bullet Symbols (user)"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image text:level="1" xlink:href="Pictures/100000010000000F0000000F238C7C891601E27D.gif"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nothing"/>
        </style:list-level-properties>
      </text:list-level-style-number>
      <text:list-level-style-number text:level="2" text:style-name="ListLabel_20_119" loext:num-list-format="%2%" style:num-format="">
        <style:list-level-properties text:list-level-position-and-space-mode="label-alignment">
          <style:list-level-label-alignment text:label-followed-by="nothing"/>
        </style:list-level-properties>
      </text:list-level-style-number>
      <text:list-level-style-number text:level="3" text:style-name="ListLabel_20_120" loext:num-list-format="%3%" style:num-format="">
        <style:list-level-properties text:list-level-position-and-space-mode="label-alignment">
          <style:list-level-label-alignment text:label-followed-by="nothing"/>
        </style:list-level-properties>
      </text:list-level-style-number>
      <text:list-level-style-number text:level="4" text:style-name="ListLabel_20_121" loext:num-list-format="%4%" style:num-format="">
        <style:list-level-properties text:list-level-position-and-space-mode="label-alignment">
          <style:list-level-label-alignment text:label-followed-by="nothing"/>
        </style:list-level-properties>
      </text:list-level-style-number>
      <text:list-level-style-number text:level="5" text:style-name="ListLabel_20_122" loext:num-list-format="%5%" style:num-format="">
        <style:list-level-properties text:list-level-position-and-space-mode="label-alignment">
          <style:list-level-label-alignment text:label-followed-by="nothing"/>
        </style:list-level-properties>
      </text:list-level-style-number>
      <text:list-level-style-number text:level="6" text:style-name="ListLabel_20_123" loext:num-list-format="%6%" style:num-format="">
        <style:list-level-properties text:list-level-position-and-space-mode="label-alignment">
          <style:list-level-label-alignment text:label-followed-by="nothing"/>
        </style:list-level-properties>
      </text:list-level-style-number>
      <text:list-level-style-number text:level="7" text:style-name="ListLabel_20_124" loext:num-list-format="%7%" style:num-format="">
        <style:list-level-properties text:list-level-position-and-space-mode="label-alignment">
          <style:list-level-label-alignment text:label-followed-by="nothing"/>
        </style:list-level-properties>
      </text:list-level-style-number>
      <text:list-level-style-number text:level="8" text:style-name="ListLabel_20_125" loext:num-list-format="%8%" style:num-format="">
        <style:list-level-properties text:list-level-position-and-space-mode="label-alignment">
          <style:list-level-label-alignment text:label-followed-by="nothing"/>
        </style:list-level-properties>
      </text:list-level-style-number>
      <text:list-level-style-number text:level="9" text:style-name="ListLabel_20_12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13:27:00</meta:creation-date>
    <meta:initial-creator>Justine</meta:initial-creator>
    <dc:language>fr-FR</dc:language>
    <dc:date>2023-08-29T16:40:23.635494755</dc:date>
    <meta:editing-cycles>14</meta:editing-cycles>
    <meta:editing-duration>PT19H55M31S</meta:editing-duration>
    <meta:generator>LibreOffice/7.3.7.2$Linux_X86_64 LibreOffice_project/30$Build-2</meta:generator>
    <meta:document-statistic meta:table-count="0" meta:image-count="0" meta:object-count="0" meta:page-count="6" meta:paragraph-count="169" meta:word-count="2013" meta:character-count="13170" meta:non-whitespace-character-count="10669"/>
    <meta:user-defined meta:name="AppVersion">15.0000</meta:user-defined>
    <meta:template xlink:type="simple" xlink:actuate="onRequest" xlink:title="BDD MARIADB" xlink:href=""/>
  </office:meta>
</office:document-meta>
</file>